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ssionAttributeMapFacade.unwr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AttributeMapFacade.SessionAttributeMapFacade( HttpSession s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AttributeMapFacade.putValue( Object key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ssionAttributeMapFacade.getValue( Object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ssionAttributeMapFacade.getKey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